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lookupCurrentI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updateCartQuantities( CartForm cart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viewC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viewProdu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ler.viewI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ler.lookupC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removeItemFromC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viewCateg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ler.setupCar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addItemToC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